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coon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Helper.getCurrentProcess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Helper.EnvironmentHelper( URL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Help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Helper.markEnviro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Helper.leav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coonRunnable.AbstractCocoonRun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Helper.leave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Helper.changeContext( Source newSource , String newPrefi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EnvironmentHelper.getSitemapService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Helper.createPushEnvironmentConsumer( XMLConsumer consumer ,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Helper.resolveURI( final String location , String baseURI , final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Helper.resolveURI(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Helper.EnvironmentHelper( EnvironmentHelp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Helper.createEnvironmentAware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Helper.checkEnvironment(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vironmentHelper.changeContext( Environment en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vironmentHelper.enterProcessor( Processor processor , Environment en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vironmentHelper.enterEnvironment( Environment en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vironmentHelper.service( ServiceManager avalo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vironmentHelper.getCurrentEnviron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Help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Helper.createPopEnvironmen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Help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Helper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